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9cm" table:align="left"/>
    </style:style>
    <style:style style:name="Table2.A" style:family="table-column">
      <style:table-column-properties style:column-width="2.154cm"/>
    </style:style>
    <style:style style:name="Table2.B" style:family="table-column">
      <style:table-column-properties style:column-width="2.268cm"/>
    </style:style>
    <style:style style:name="Table2.C" style:family="table-column">
      <style:table-column-properties style:column-width="1.568cm"/>
    </style:style>
    <style:style style:name="Table2.D" style:family="table-column">
      <style:table-column-properties style:column-width="2.3cm"/>
    </style:style>
    <style:style style:name="Table2.A1" style:family="table-cell">
      <style:table-cell-properties fo:padding="0.097cm" fo:border="0.05pt solid #000000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8.29cm" table:align="left"/>
    </style:style>
    <style:style style:name="Table3.A" style:family="table-column">
      <style:table-column-properties style:column-width="2.154cm"/>
    </style:style>
    <style:style style:name="Table3.B" style:family="table-column">
      <style:table-column-properties style:column-width="2.268cm"/>
    </style:style>
    <style:style style:name="Table3.C" style:family="table-column">
      <style:table-column-properties style:column-width="1.568cm"/>
    </style:style>
    <style:style style:name="Table3.D" style:family="table-column">
      <style:table-column-properties style:column-width="2.3cm"/>
    </style:style>
    <style:style style:name="Table3.A1" style:family="table-cell">
      <style:table-cell-properties fo:padding="0.097cm" fo:border="0.05pt solid #000000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aufgabe">
      <style:text-properties officeooo:paragraph-rsid="0016c140"/>
    </style:style>
    <style:style style:name="P2" style:family="paragraph" style:parent-style-name="code">
      <style:text-properties fo:background-color="#ffff00"/>
    </style:style>
    <style:style style:name="P3" style:family="paragraph" style:parent-style-name="Standard" style:list-style-name="List_20_3"/>
    <style:style style:name="P4" style:family="paragraph" style:parent-style-name="Text_20_body" style:list-style-name="List_20_3">
      <style:text-properties officeooo:paragraph-rsid="001768c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normal" officeooo:paragraph-rsid="001768ce" style:font-weight-asian="normal" style:font-weight-complex="normal"/>
    </style:style>
    <style:style style:name="P7" style:family="paragraph" style:parent-style-name="Text_20_body" style:list-style-name="List_20_3">
      <style:text-properties officeooo:rsid="001768ce" officeooo:paragraph-rsid="001768ce"/>
    </style:style>
    <style:style style:name="P8" style:family="paragraph" style:parent-style-name="Heading_20_1">
      <style:text-properties officeooo:paragraph-rsid="001768ce"/>
    </style:style>
    <style:style style:name="P9" style:family="paragraph" style:parent-style-name="aufgabe" style:list-style-name="List_20_3"/>
    <style:style style:name="P10" style:family="paragraph" style:parent-style-name="aufgabe" style:list-style-name="List_20_3">
      <style:text-properties officeooo:paragraph-rsid="0016c140"/>
    </style:style>
    <style:style style:name="P11" style:family="paragraph" style:parent-style-name="aufgabe" style:list-style-name="List_20_3">
      <style:text-properties style:text-underline-style="solid" style:text-underline-width="auto" style:text-underline-color="font-color" officeooo:paragraph-rsid="0016c140"/>
    </style:style>
    <style:style style:name="P12" style:family="paragraph" style:parent-style-name="aufgabe" style:list-style-name="List_20_3">
      <style:text-properties style:text-underline-style="none" officeooo:paragraph-rsid="0016c140"/>
    </style:style>
    <style:style style:name="P13" style:family="paragraph" style:parent-style-name="aufgabe" style:list-style-name="List_20_3">
      <style:text-properties officeooo:rsid="0006f054" officeooo:paragraph-rsid="0016c140"/>
    </style:style>
    <style:style style:name="P14" style:family="paragraph" style:parent-style-name="aufgabe" style:list-style-name="List_20_3">
      <style:text-properties fo:font-weight="normal" officeooo:paragraph-rsid="0016c140" style:font-weight-asian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f054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background-color="#ffff00" loext:char-shading-value="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68ce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6f054" style:font-style-asian="italic" style:font-style-complex="italic"/>
    </style:style>
    <style:style style:name="T9" style:family="text">
      <style:text-properties officeooo:rsid="0006f054"/>
    </style:style>
    <style:style style:name="T10" style:family="text">
      <style:text-properties officeooo:rsid="000815f8"/>
    </style:style>
    <style:style style:name="T11" style:family="text">
      <style:text-properties officeooo:rsid="000ac7b8"/>
    </style:style>
    <style:style style:name="T12" style:family="text">
      <style:text-properties officeooo:rsid="001768ce"/>
    </style:style>
    <style:style style:name="gr1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 text:restart-numbering="true" text:start-value="-1"><text:bookmark-start text:name="__RefHeading__3153_591435949"/><text:span text:style-name="T12">Aufgabe: </text:span>ptrSort<text:bookmark-end text:name="__RefHeading__3153_591435949"/></text:h>
      <text:list xml:id="list5431285845892705609" text:style-name="List_20_3">
        <text:list-item>
          <text:p text:style-name="P4">Lerninhalte: Strukturen, Zeiger, Funktionen, <text:span text:style-name="T1">ALGORITHMEN<text:line-break/></text:span></text:p>
        </text:list-item>
        <text:list-item>
          <text:p text:style-name="P7"><text:span text:style-name="T1">Allgemeine Aufgabenstellung: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2" office:value-type="string">
            <text:list xml:id="list181928307752534" text:continue-numbering="true" text:style-name="List_20_3">
              <text:list-item>
                <text:p text:style-name="P3"><draw:line text:anchor-type="paragraph" draw:z-index="0" draw:style-name="gr1" draw:text-style-name="P15" svg:x1="12.873cm" svg:y1="8.569cm" svg:x2="10.737cm" svg:y2="7.303cm"><text:p/></draw:line>Gegeben ist folg. Typ:<text:line-break/>typedef struct {<text:line-break/><text:tab/>int persnr;<text:line-break/><text:tab/>char name[80];<text:line-break/>} TPERSON;<text:line-break/></text:p>
              </text:list-item>
              <text:list-item>
                <text:p text:style-name="P3">Definieren Sie einen Zeiger: TPERSON* wir;<text:line-break/></text:p>
              </text:list-item>
              <text:list-item>
                <text:p text:style-name="P3">Lesen Sie von der Console einen int-Wert ein: (anzahl)<text:line-break/></text:p>
              </text:list-item>
              <text:list-item>
                <text:p text:style-name="P3">Alloziieren Sie Speicherplatz für anzahl Elemente vom Typ TPERSON<text:line-break/></text:p>
              </text:list-item>
              <text:list-item>
                <text:p text:style-name="P3">Lesen Sie Werte in das Array ein. <text:line-break/>Hinweis: Dateiumlenkung<text:line-break/>programm.exe &lt; tpersonen.dat<text:line-break/></text:p>
              </text:list-item>
              <text:list-item>
                <text:p text:style-name="P3">definieren Sie zusätzlich das Array <text:line-break/>TPERSON** p;<text:line-break/>das nach dem Einlesen der Daten folg. Inhalt hat.<text:line-break/>p[0] zeigt auf wir[0]<text:line-break/>p[1] zeigt auf wir[1] <text:s/>…<text:line-break/></text:p>
              </text:list-item>
              <text:list-item>
                <text:p text:style-name="P3">sortieren (mit qsort()) Sie nun nicht die Daten (im Array wir), sondern das Array p.<text:line-break/>Das Array wir bleibt also unverändert!!!<text:line-break/></text:p>
              </text:list-item>
              <text:list-item>
                <text:p text:style-name="P3">Bei der sortierten Ausgabe verwenden Sie das Array p.<text:line-break/></text:p>
              </text:list-item>
              <text:list-item>
                <text:p text:style-name="P3">free() nicht vergessen.</text:p>
              </text:list-item>
            </text:list>
          </table:table-cell>
          <table:table-cell table:style-name="Table1.B1" office:value-type="string">
            <text:p text:style-name="Text_20_body"><text:span text:style-name="T1">Vor dem SORTIEREN</text:span>:</text:p>
            <text:p text:style-name="Text_20_body">TPERSON**p<text:tab/><text:tab/><text:tab/>TPERSON* wir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1" office:value-type="string">
                  <text:p text:style-name="Table_20_Contents">persnr</text:p>
                </table:table-cell>
                <table:table-cell table:style-name="Table2.A1" office:value-type="string">
                  <text:p text:style-name="Table_20_Contents">name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1" draw:style-name="gr1" draw:text-style-name="P15" svg:x1="4.219cm" svg:y1="0.23cm" svg:x2="1.949cm" svg:y2="0.198cm"><text:p/></draw:line>TPERSON*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123</text:p>
                </table:table-cell>
                <table:table-cell table:style-name="Table2.A2" office:value-type="string">
                  <text:p text:style-name="Table_20_Contents">Max Muster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2" draw:style-name="gr1" draw:text-style-name="P15" svg:x1="4.18cm" svg:y1="0.261cm" svg:x2="1.91cm" svg:y2="0.229cm"><text:p/></draw:line>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44</text:p>
                </table:table-cell>
                <table:table-cell table:style-name="Table2.A2" office:value-type="string">
                  <text:p text:style-name="Table_20_Contents">Susi Wiese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3" draw:style-name="gr1" draw:text-style-name="P15" svg:x1="4.217cm" svg:y1="0.23cm" svg:x2="1.947cm" svg:y2="0.198cm"><text:p/></draw:line>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1</text:p>
                </table:table-cell>
                <table:table-cell table:style-name="Table2.A2" office:value-type="string">
                  <text:p text:style-name="Table_20_Contents">Fritz Wald</text:p>
                </table:table-cell>
              </table:table-row>
            </table:table>
            <text:p text:style-name="Text_20_body"/>
            <text:p text:style-name="Text_20_body"/>
          </table:table-cell>
        </table:table-row>
        <table:table-row>
          <table:covered-table-cell/>
          <table:table-cell table:style-name="Table1.B2" office:value-type="string">
            <text:p text:style-name="Text_20_body"><text:span text:style-name="T1">Nach dem SORTIEREN</text:span>:</text:p>
            <text:p text:style-name="Text_20_body">TPERSON**p<text:tab/><text:tab/><text:tab/>TPERSON* wir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1" office:value-type="string">
                  <text:p text:style-name="Table_20_Contents">persnr</text:p>
                </table:table-cell>
                <table:table-cell table:style-name="Table3.A1" office:value-type="string">
                  <text:p text:style-name="Table_20_Contents">name</text:p>
                </table:table-cell>
              </table:table-row>
              <table:table-row>
                <table:table-cell table:style-name="Table3.A2" office:value-type="string">
                  <text:p text:style-name="Table_20_Contents"><draw:line text:anchor-type="paragraph" draw:z-index="5" draw:style-name="gr1" draw:text-style-name="P15" svg:x1="4.276cm" svg:y1="0.236cm" svg:x2="1.833cm" svg:y2="1.411cm"><text:p/></draw:line>TPERSON*</text:p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2" office:value-type="string">
                  <text:p text:style-name="Table_20_Contents">123</text:p>
                </table:table-cell>
                <table:table-cell table:style-name="Table3.A2" office:value-type="string">
                  <text:p text:style-name="Table_20_Contents">Max Muster</text:p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><draw:line text:anchor-type="paragraph" draw:z-index="4" draw:style-name="gr1" draw:text-style-name="P15" svg:x1="2.122cm" svg:y1="0.261cm" svg:x2="-0.148cm" svg:y2="0.229cm"><text:p/></draw:line></text:p>
                </table:table-cell>
                <table:table-cell table:style-name="Table3.C2" office:value-type="string">
                  <text:p text:style-name="Table_20_Contents">44</text:p>
                </table:table-cell>
                <table:table-cell table:style-name="Table3.A2" office:value-type="string">
                  <text:p text:style-name="Table_20_Contents">Susi Wiese</text:p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2" office:value-type="string">
                  <text:p text:style-name="Table_20_Contents">1</text:p>
                </table:table-cell>
                <table:table-cell table:style-name="Table3.A2" office:value-type="string">
                  <text:p text:style-name="Table_20_Contents">Fritz Wald</text:p>
                </table:table-cell>
              </table:table-row>
            </table:table>
            <text:p text:style-name="Text_20_body"/>
            <text:p text:style-name="Text_20_body"/>
          </table:table-cell>
        </table:table-row>
      </table:table>
      <text:p text:style-name="P5"><text:span text:style-name="Citation"><text:span text:style-name="T5"/></text:span></text:p>
      <text:p text:style-name="P6"><text:span text:style-name="Citation"><text:span text:style-name="T6">Beispiel: tpersonen.dat</text:span></text:span></text:p>
      <text:p text:style-name="P6"><text:span text:style-name="Citation"><text:span text:style-name="T6">5</text:span></text:span></text:p>
      <text:p text:style-name="P6"><text:span text:style-name="Citation"><text:span text:style-name="T6">23 Geher</text:span></text:span></text:p>
      <text:p text:style-name="P6"><text:span text:style-name="Citation"><text:span text:style-name="T6">3 Singer</text:span></text:span></text:p>
      <text:p text:style-name="P6"><text:span text:style-name="Citation"><text:span text:style-name="T6">23 Bierer</text:span></text:span></text:p>
      <text:p text:style-name="P6"><text:span text:style-name="Citation"><text:span text:style-name="T6">-23 Maurer</text:span></text:span></text:p>
      <text:p text:style-name="P6"><text:span text:style-name="Citation"><text:span text:style-name="T6">93 Ziegler</text:span></text:span></text:p>
      <text:p text:style-name="P6"><text:span text:style-name="Citation"><text:span text:style-name="T6"><text:s text:c="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Nimbus Mono L" fo:font-family="'Nimbus Mono L'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ffffff" draw:opacity="100%"/>
      <style:paragraph-properties fo:background-color="#ff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ALGO-ptrSort-myBubbleSort-adb1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3-02-08T22:35:52</meta:creation-date>
    <meta:editing-cycles>17</meta:editing-cycles>
    <meta:editing-duration>PT4H36M48S</meta:editing-duration>
    <dc:date>2017-04-17T18:19:27.045316716</dc:date>
    <meta:print-date>2013-03-24T20:25:53</meta:print-date>
    <dc:creator>hofmann </dc:creator>
    <meta:document-statistic meta:table-count="3" meta:image-count="0" meta:object-count="0" meta:page-count="1" meta:paragraph-count="44" meta:word-count="182" meta:character-count="1143" meta:non-whitespace-character-count="99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ome/informatik/.config/libreoffice/3/user/template/arbeitsunterlage.ott" meta:date="2013-02-08T22:35:51"/>
  </office:meta>
</office:document-meta>
</file>